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46000008A790097C82241C468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automatic-styles>
    <style:style style:name="Tableau1" style:family="table">
      <style:table-properties style:width="15.298cm" fo:margin-left="1.272cm" table:align="left"/>
    </style:style>
    <style:style style:name="Tableau1.A" style:family="table-column">
      <style:table-column-properties style:column-width="2.18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G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5.393cm" fo:margin-left="1.242cm" table:align="left"/>
    </style:style>
    <style:style style:name="Tableau2.A" style:family="table-column">
      <style:table-column-properties style:column-width="2.251cm"/>
    </style:style>
    <style:style style:name="Tableau2.B" style:family="table-column">
      <style:table-column-properties style:column-width="6.251cm"/>
    </style:style>
    <style:style style:name="Tableau2.C" style:family="table-column">
      <style:table-column-properties style:column-width="6.892cm"/>
    </style:style>
    <style:style style:name="Tableau2.A1" style:family="table-cell">
      <style:table-cell-properties fo:padding-left="0.199cm" fo:padding-right="0.191cm" fo:padding-top="0cm" fo:padding-bottom="0cm" fo:border="0.5pt solid #00000a" style:writing-mode="lr-tb"/>
    </style:style>
    <style:style style:name="Tableau2.B4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 style:writing-mode="lr-tb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margin-right="0.635cm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right="0.635cm" fo:text-align="center" style:justify-single-word="false"/>
      <style:text-properties style:font-name="font173" fo:font-size="14pt" style:font-name-asian="font173" style:font-size-asian="14pt" style:font-name-complex="font173" style:font-size-complex="14pt"/>
    </style:style>
    <style:style style:name="P4" style:family="paragraph" style:parent-style-name="Footer">
      <style:paragraph-properties fo:margin-right="0.635cm"/>
      <style:text-properties style:language-asian="fr" style:country-asian="FR" style:language-complex="ar" style:country-complex="SA"/>
    </style:style>
    <style:style style:name="P5" style:family="paragraph" style:parent-style-name="Standard">
      <style:text-properties fo:color="#ff0000" loext:opacity="100%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14pt" fo:font-style="italic" fo:font-weight="bold" style:font-size-asian="14pt" style:font-style-asian="italic" style:font-weight-asian="bold" style:font-name-complex="Times New Roman" style:font-size-complex="14pt" style:font-style-complex="italic"/>
    </style:style>
    <style:style style:name="P7" style:family="paragraph" style:parent-style-name="Standard">
      <style:paragraph-properties fo:margin-left="4.995cm" fo:text-indent="-3.747cm" style:auto-text-indent="false">
        <style:tab-stops/>
      </style:paragraph-properties>
      <style:text-properties fo:color="#ff0000" loext:opacity="100%" fo:font-size="14pt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ubtitle">
      <style:paragraph-properties fo:margin-left="0cm" fo:text-indent="0cm" style:auto-text-indent="false">
        <style:tab-stops/>
      </style:paragraph-properties>
      <style:text-properties fo:font-size="12pt" fo:background-color="#ff0000" style:font-size-asian="12pt" style:font-name-complex="Times New Roman"/>
    </style:style>
    <style:style style:name="P9" style:family="paragraph" style:parent-style-name="Standard">
      <style:text-properties fo:font-size="8pt" style:font-size-asian="8pt" style:font-name-complex="Times New Roman"/>
    </style:style>
    <style:style style:name="P10" style:family="paragraph" style:parent-style-name="Standard">
      <style:paragraph-properties fo:margin-left="4.995cm" fo:text-indent="-3.747cm" style:auto-text-indent="false">
        <style:tab-stops/>
      </style:paragraph-properties>
      <style:text-properties style:font-name-complex="Times New Roman"/>
    </style:style>
    <style:style style:name="P11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13ca14" style:font-name-complex="Times New Roman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3ca14" style:font-name-complex="Times New Roman"/>
    </style:style>
    <style:style style:name="P13" style:family="paragraph" style:parent-style-name="Standard">
      <style:text-properties style:font-name-complex="Times New Roman"/>
    </style:style>
    <style:style style:name="P14" style:family="paragraph" style:parent-style-name="Standard">
      <style:text-properties officeooo:paragraph-rsid="0012651b" style:font-name-complex="Times New Roman"/>
    </style:style>
    <style:style style:name="P15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officeooo:rsid="0012b1ed" officeooo:paragraph-rsid="0013ca14" style:font-name-complex="Times New Roman"/>
    </style:style>
    <style:style style:name="P16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rsid="0012b1ed" officeooo:paragraph-rsid="0013ca14" style:font-name-complex="Times New Roman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17ee80" officeooo:paragraph-rsid="0013ca14" style:font-name-complex="Times New Roman"/>
    </style:style>
    <style:style style:name="P18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rsid="0013ca14" officeooo:paragraph-rsid="0013ca14" style:font-name-complex="Times New Roman"/>
    </style:style>
    <style:style style:name="P19" style:family="paragraph" style:parent-style-name="Standard">
      <style:text-properties fo:font-style="italic" style:font-style-asian="italic" style:font-name-complex="Times New Roman"/>
    </style:style>
    <style:style style:name="P20" style:family="paragraph" style:parent-style-name="Standard">
      <style:paragraph-properties fo:margin-left="0.751cm" fo:text-indent="-0.751cm" style:auto-text-indent="false">
        <style:tab-stops/>
      </style:paragraph-properties>
      <style:text-properties fo:font-style="italic" fo:font-weight="bold" fo:background-color="#ffff00" style:font-style-asian="italic" style:font-weight-asian="bold" style:font-name-complex="Times New Roman"/>
    </style:style>
    <style:style style:name="P21" style:family="paragraph" style:parent-style-name="Standard">
      <style:text-properties fo:font-style="italic" fo:font-weight="bold" style:font-style-asian="italic" style:font-weight-asian="bold" style:font-name-complex="Times New Roman"/>
    </style:style>
    <style:style style:name="P22" style:family="paragraph" style:parent-style-name="Standard">
      <style:text-properties fo:color="#0000ff" loext:opacity="100%" style:font-name-complex="Times New Roman"/>
    </style:style>
    <style:style style:name="P23" style:family="paragraph" style:parent-style-name="Standard">
      <style:paragraph-properties fo:margin-left="1.249cm">
        <style:tab-stops/>
      </style:paragraph-properties>
    </style:style>
    <style:style style:name="P24" style:family="paragraph" style:parent-style-name="Standard">
      <style:paragraph-properties fo:margin-left="0.751cm" fo:text-indent="-0.751cm" style:auto-text-indent="false">
        <style:tab-stops/>
      </style:paragraph-properties>
    </style:style>
    <style:style style:name="P25" style:family="paragraph" style:parent-style-name="Standard">
      <style:paragraph-properties fo:margin-left="4.995cm" fo:text-indent="-3.747cm" style:auto-text-indent="false">
        <style:tab-stops/>
      </style:paragraph-properties>
    </style:style>
    <style:style style:name="P26" style:family="paragraph" style:parent-style-name="Standard">
      <style:paragraph-properties fo:margin-left="4.995cm" fo:text-indent="-3.747cm" style:auto-text-indent="false">
        <style:tab-stops/>
      </style:paragraph-properties>
      <style:text-properties officeooo:paragraph-rsid="0013ca14"/>
    </style:style>
    <style:style style:name="P27" style:family="paragraph" style:parent-style-name="Standard">
      <style:paragraph-properties fo:margin-left="1.249cm">
        <style:tab-stops/>
      </style:paragraph-properties>
      <style:text-properties fo:color="#008000" loext:opacity="100%" fo:font-style="italic" fo:background-color="#ffff00" style:font-style-asian="italic" style:font-name-complex="Times New Roman"/>
    </style:style>
    <style:style style:name="P28" style:family="paragraph" style:parent-style-name="Standard">
      <style:text-properties fo:font-weight="bold" style:font-weight-asian="bold" style:font-name-complex="Times New Roman"/>
    </style:style>
    <style:style style:name="P29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font-weight="bold" officeooo:rsid="0013ca14" officeooo:paragraph-rsid="0013ca14" style:font-weight-asian="bold" style:font-name-complex="Times New Roman" style:font-weight-complex="bold"/>
    </style:style>
    <style:style style:name="P30" style:family="paragraph" style:parent-style-name="Standard">
      <style:text-properties fo:font-weight="bold" officeooo:paragraph-rsid="00166b0f" style:font-weight-asian="bold" style:font-name-complex="Times New Roman"/>
    </style:style>
    <style:style style:name="P31" style:family="paragraph" style:parent-style-name="Standard">
      <style:paragraph-properties fo:margin-left="4.995cm" fo:text-indent="-3.747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P32" style:family="paragraph" style:parent-style-name="Standard">
      <style:paragraph-properties fo:margin-left="4.995cm" fo:text-indent="-3.747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/>
    </style:style>
    <style:style style:name="P33" style:family="paragraph" style:parent-style-name="Standard">
      <style:paragraph-properties fo:margin-left="4.551cm" fo:text-indent="-3.75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/>
    </style:style>
    <style:style style:name="P34" style:family="paragraph" style:parent-style-name="Standard">
      <style:paragraph-properties fo:margin-left="1.249cm">
        <style:tab-stops/>
      </style:paragraph-properties>
      <style:text-properties fo:font-size="11pt" style:font-size-asian="11pt" style:font-name-complex="Times New Roman" style:font-size-complex="11pt" style:font-weight-complex="bold"/>
    </style:style>
    <style:style style:name="P35" style:family="paragraph" style:parent-style-name="Standard">
      <style:text-properties fo:font-size="11pt" style:font-size-asian="11pt" style:font-name-complex="Times New Roman" style:font-size-complex="11pt"/>
    </style:style>
    <style:style style:name="P36" style:family="paragraph" style:parent-style-name="Standard">
      <style:paragraph-properties fo:margin-left="1.249cm">
        <style:tab-stops/>
      </style:paragraph-properties>
      <style:text-properties fo:color="#000000" loext:opacity="100%" fo:font-size="11pt" style:font-size-asian="11pt" style:font-name-complex="Times New Roman" style:font-size-complex="11pt"/>
    </style:style>
    <style:style style:name="P37" style:family="paragraph" style:parent-style-name="Standard">
      <style:paragraph-properties fo:margin-left="4.995cm" fo:text-indent="-3.747cm" style:auto-text-indent="false">
        <style:tab-stops/>
      </style:paragraph-properties>
      <style:text-properties fo:color="#000000" loext:opacity="100%" fo:font-size="11pt" style:font-size-asian="11pt" style:font-name-complex="Times New Roman" style:font-size-complex="11pt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text-properties fo:font-size="10pt" officeooo:rsid="0012b7ce" officeooo:paragraph-rsid="0012b7ce" style:font-size-asian="10pt" style:font-size-complex="10pt"/>
    </style:style>
    <style:style style:name="P40" style:family="paragraph" style:parent-style-name="Standard">
      <style:text-properties officeooo:paragraph-rsid="0012651b"/>
    </style:style>
    <style:style style:name="P41" style:family="paragraph" style:parent-style-name="Standard">
      <style:text-properties officeooo:paragraph-rsid="0013ca14"/>
    </style:style>
    <style:style style:name="P42" style:family="paragraph" style:parent-style-name="Heading" style:master-page-name="MP0">
      <style:paragraph-properties style:page-number="auto" fo:break-before="page"/>
      <style:text-properties fo:color="#ff0000" loext:opacity="100%" style:font-name="Times New Roman" fo:font-style="italic" style:font-style-asian="italic" style:font-name-complex="Times New Roman" style:font-style-complex="italic"/>
    </style:style>
    <style:style style:name="P43" style:family="paragraph" style:parent-style-name="Heading_20_3" style:list-style-name="WWNum2"/>
    <style:style style:name="P44" style:family="paragraph" style:parent-style-name="Standard" style:list-style-name="WWNum3">
      <style:paragraph-properties fo:margin-left="-0.088cm" fo:text-indent="1.312cm" style:auto-text-indent="false">
        <style:tab-stops/>
      </style:paragraph-properties>
      <style:text-properties style:font-name-complex="Times New Roman"/>
    </style:style>
    <style:style style:name="P45" style:family="paragraph" style:parent-style-name="Standard" style:list-style-name="WWNum3">
      <style:text-properties style:font-name-complex="Times New Roman"/>
    </style:style>
    <style:style style:name="T1" style:family="text">
      <style:text-properties style:font-name="font173" fo:font-size="14pt" style:font-name-asian="font173" style:font-size-asian="14pt" style:font-name-complex="font173" style:font-size-complex="14pt"/>
    </style:style>
    <style:style style:name="T2" style:family="text">
      <style:text-properties style:font-name="font173" fo:font-size="14pt" officeooo:rsid="0012651b" style:font-name-asian="font173" style:font-size-asian="14pt" style:font-name-complex="font173" style:font-size-complex="14pt"/>
    </style:style>
    <style:style style:name="T3" style:family="text">
      <style:text-properties style:font-name="font173" fo:font-size="14pt" officeooo:rsid="001915b8" style:font-name-asian="font173" style:font-size-asian="14pt" style:font-name-complex="font173" style:font-size-complex="14pt"/>
    </style:style>
    <style:style style:name="T4" style:family="text">
      <style:text-properties style:font-name-complex="Times New Roman"/>
    </style:style>
    <style:style style:name="T5" style:family="text">
      <style:text-properties officeooo:rsid="0014ac45" style:font-name-complex="Times New Roman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name-complex="Times New Roman"/>
    </style:style>
    <style:style style:name="T8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fo:color="#ff000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11" style:family="text">
      <style:text-properties fo:color="#ff0000" loext:opacity="100%" style:font-name-complex="Times New Roman"/>
    </style:style>
    <style:style style:name="T12" style:family="text">
      <style:text-properties fo:font-style="italic" style:font-style-asian="italic" style:font-name-complex="Times New Roman"/>
    </style:style>
    <style:style style:name="T13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style-asian="italic" style:font-weight-asian="bold" style:font-name-complex="Times New Roman"/>
    </style:style>
    <style:style style:name="T14" style:family="text">
      <style:text-properties fo:font-style="italic" fo:font-weight="bold" fo:background-color="#ffff00" loext:char-shading-value="0" style:font-style-asian="italic" style:font-weight-asian="bold" style:font-name-complex="Times New Roman"/>
    </style:style>
    <style:style style:name="T15" style:family="text">
      <style:text-properties fo:font-style="italic" fo:font-weight="bold" fo:background-color="#ffff00" loext:char-shading-value="0" style:font-name-asian="Times New Roman" style:font-style-asian="italic" style:font-weight-asian="bold" style:font-name-complex="Times New Roman"/>
    </style:style>
    <style:style style:name="T16" style:family="text">
      <style:text-properties fo:font-style="italic" fo:font-weight="bold" style:font-style-asian="italic" style:font-weight-asian="bold" style:font-name-complex="Times New Roman"/>
    </style:style>
    <style:style style:name="T17" style:family="text">
      <style:text-properties fo:font-weight="bold" style:font-weight-asian="bold" style:font-name-complex="Times New Roman"/>
    </style:style>
    <style:style style:name="T18" style:family="text">
      <style:text-properties fo:font-weight="bold" fo:background-color="#ffff00" loext:char-shading-value="0" style:font-weight-asian="bold" style:font-name-complex="Times New Roman"/>
    </style:style>
    <style:style style:name="T19" style:family="text">
      <style:text-properties fo:background-color="#ffff00" loext:char-shading-value="0" style:font-name-complex="Times New Roman"/>
    </style:style>
    <style:style style:name="T20" style:family="text">
      <style:text-properties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1" style:family="text">
      <style:text-properties fo:font-size="11pt" style:font-size-asian="11pt" style:font-name-complex="Times New Roman" style:font-size-complex="11pt" style:font-weight-complex="bold"/>
    </style:style>
    <style:style style:name="T22" style:family="text">
      <style:text-properties fo:font-size="11pt" officeooo:rsid="0012b7ce" style:font-size-asian="11pt" style:font-name-complex="Times New Roman" style:font-size-complex="11pt" style:font-weight-complex="bold"/>
    </style:style>
    <style:style style:name="T23" style:family="text">
      <style:text-properties fo:font-size="11pt" officeooo:rsid="001915b8" style:font-size-asian="11pt" style:font-name-complex="Times New Roman" style:font-size-complex="11pt" style:font-weight-complex="bold"/>
    </style:style>
    <style:style style:name="T24" style:family="text">
      <style:text-properties fo:font-size="11pt" officeooo:rsid="001ab061" style:font-size-asian="11pt" style:font-name-complex="Times New Roman" style:font-size-complex="11pt" style:font-weight-complex="bold"/>
    </style:style>
    <style:style style:name="T25" style:family="text">
      <style:text-properties officeooo:rsid="0011140a"/>
    </style:style>
    <style:style style:name="T26" style:family="text">
      <style:text-properties officeooo:rsid="000f6f4d"/>
    </style:style>
    <style:style style:name="T27" style:family="text">
      <style:text-properties officeooo:rsid="00139252"/>
    </style:style>
    <style:style style:name="T28" style:family="text">
      <style:text-properties officeooo:rsid="0012b7ce"/>
    </style:style>
    <style:style style:name="T29" style:family="text">
      <style:text-properties officeooo:rsid="0013700b"/>
    </style:style>
    <style:style style:name="T30" style:family="text">
      <style:text-properties officeooo:rsid="0012b1ed"/>
    </style:style>
    <style:style style:name="T31" style:family="text">
      <style:text-properties style:language-asian="fr" style:country-asian="FR" style:language-complex="ar" style:country-complex="SA"/>
    </style:style>
    <style:style style:name="T32" style:family="text">
      <style:text-properties officeooo:rsid="000f6f4d" style:language-asian="fr" style:country-asian="FR" style:language-complex="ar" style:country-complex="SA"/>
    </style:style>
    <style:style style:name="T33" style:family="text">
      <style:text-properties officeooo:rsid="00139252" style:language-asian="fr" style:country-asian="FR" style:language-complex="ar" style:country-complex="SA"/>
    </style:style>
    <style:style style:name="T34" style:family="text">
      <style:text-properties officeooo:rsid="001ae7b0" style:language-asian="fr" style:country-asian="FR" style:language-complex="ar" style:country-complex="SA"/>
    </style:style>
    <style:style style:name="T35" style:family="text">
      <style:text-properties officeooo:rsid="001915b8"/>
    </style:style>
    <style:style style:name="T36" style:family="text">
      <style:text-properties officeooo:rsid="001ab06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age « information » à conserver par le consommateur</text:p>
      <text:p text:style-name="P8">CONDITIONS GÉNÉRALES D’ENGAGEMENT POUR TOUS LES CONTRATS</text:p>
      <text:p text:style-name="P9"/>
      <text:p text:style-name="P5">1- L’association a pour objet :</text:p>
      <text:p text:style-name="Standard"><text:span text:style-name="Police_20_par_20_défaut"><text:span text:style-name="T4"><text:tab/> - de <text:s/>maintenir (et d’inciter à l’installation) des fermes de proximité, pratiquant une </text:span></text:span><text:span text:style-name="Police_20_par_20_défaut"><text:span text:style-name="T6">agriculture paysanne et durable</text:span></text:span><text:span text:style-name="Police_20_par_20_défaut"><text:span text:style-name="T4">, dans le respect de la charte des <text:s/>AMAP sous la forme d’un partenariat solidaire entre producteurs et consommateurs,</text:span></text:span></text:p>
      <text:list text:style-name="WWNum3">
        <text:list-item>
          <text:p text:style-name="P44">de promouvoir des produits de qualité, de saison, variés, écologiquement sains et socialement équitables,</text:p>
        </text:list-item>
        <text:list-item>
          <text:p text:style-name="P45">de permettre à ses adhérents de retrouver des liens avec la terre.</text:p>
        </text:list-item>
      </text:list>
      <text:list text:style-name="WWNum2">
        <text:list-item>
          <text:list>
            <text:list-item>
              <text:list>
                <text:list-item>
                  <text:p text:style-name="P43"><text:span text:style-name="Police_20_par_20_défaut"><text:span text:style-name="T8">Cliquez pour en savoir plus sur le</text:span></text:span><text:span text:style-name="Police_20_par_20_défaut"><text:span text:style-name="T9"> </text:span></text:span><text:a xlink:type="simple" xlink:href="http://amap.delagouttedeau.free.fr/spip.php?article225" office:target-frame-name="_top" xlink:show="replace" text:style-name="Internet_20_link" text:visited-style-name="Visited_20_Internet_20_Link"><text:span text:style-name="Police_20_par_20_défaut"><text:span text:style-name="T9">livret d'accueil de l'AMAP.</text:span></text:span></text:a></text:p>
                </text:list-item>
              </text:list>
            </text:list-item>
          </text:list>
        </text:list-item>
      </text:list>
      <text:p text:style-name="P13"/>
      <text:p text:style-name="Standard"><text:span text:style-name="Police_20_par_20_défaut"><text:span text:style-name="T10">2- L’adhésion annuelle</text:span></text:span><text:span text:style-name="Police_20_par_20_défaut"><text:span text:style-name="T11"> de 10 euros</text:span></text:span><text:span text:style-name="Police_20_par_20_défaut"><text:span text:style-name="T4"> à l’association est obligatoire pour <text:s/>souscrire des contrats <text:s/>de partenariat avec les producteurs de votre choix engagés au sein de l’association.</text:span></text:span></text:p>
      <text:p text:style-name="P13">Elle permet de couvrir les frais de fonctionnement de l’association. Elle est renouvelée en début d’année civile.</text:p>
      <text:p text:style-name="Standard"><text:span text:style-name="Police_20_par_20_défaut"><text:span text:style-name="T4">Merci de vérifier votre adhésion, et si nécessaire d’envoyer chèque à l'ordre de l'AMAP de la Goutte d'Eau et </text:span></text:span><text:a xlink:type="simple" xlink:href="http://amap.delagouttedeau.free.fr/IMG/pdf/buladh_14_.pdf" office:target-frame-name="_top" xlink:show="replace" text:style-name="Internet_20_link" text:visited-style-name="Visited_20_Internet_20_Link">bulletin d’adhésion</text:a><text:span text:style-name="Police_20_par_20_défaut"><text:span text:style-name="T4"> <text:s/>à </text:span></text:span><text:span text:style-name="Police_20_par_20_défaut"><text:span text:style-name="T12">Bernadette Faligant, 21 lotissement les moulins Brain sur l’Authion 49800 Loire Authion.</text:span></text:span></text:p>
      <text:p text:style-name="P19"/>
      <text:p text:style-name="Standard"><text:span text:style-name="Police_20_par_20_défaut"><text:span text:style-name="T11">3- En s’engageant</text:span></text:span><text:span text:style-name="Police_20_par_20_défaut"><text:span text:style-name="T4"> par la signature des contrats, producteurs et consommateurs dépassent le simple rapport commercial </text:span></text:span><text:span text:style-name="Police_20_par_20_défaut"><text:span text:style-name="T11">: </text:span></text:span><text:span text:style-name="Police_20_par_20_défaut"><text:span text:style-name="T10">ils deviennent partenaires</text:span></text:span><text:span text:style-name="Police_20_par_20_défaut"><text:span text:style-name="T11">.</text:span></text:span></text:p>
      <text:p text:style-name="P19"/>
      <text:p text:style-name="Standard"><text:span text:style-name="Police_20_par_20_défaut"><text:span text:style-name="T11">4- Période d'essai :</text:span></text:span><text:span text:style-name="Police_20_par_20_défaut"><text:span text:style-name="T4"> le premier mois sert de période d'essai, à la fin de laquelle il est possible de résilier</text:span></text:span><text:span text:style-name="Police_20_par_20_défaut"><text:span text:style-name="T11"> </text:span></text:span><text:span text:style-name="Police_20_par_20_défaut"><text:span text:style-name="T4">le contrat.</text:span></text:span></text:p>
      <text:p text:style-name="P13"/>
      <text:p text:style-name="Standard"><text:span text:style-name="Police_20_par_20_défaut"><text:span text:style-name="T11">5- Résiliation :</text:span></text:span><text:span text:style-name="Police_20_par_20_défaut"><text:span text:style-name="T4"> Toute résiliation en cours de contrat reste possible sous certaines conditions extrêmes prévues dans les statuts et sera étudiée par les membres du conseil collégial.</text:span></text:span></text:p>
      <text:p text:style-name="P13"/>
      <text:p text:style-name="Standard"><text:span text:style-name="Police_20_par_20_défaut"><text:span text:style-name="T11">6- Lieu et jour de distribution :</text:span></text:span><text:span text:style-name="Police_20_par_20_défaut"><text:span text:style-name="T4"> le jeudi de 18h30 à 19h30 au terrain de boule de Brain/Authion</text:span></text:span><text:span text:style-name="Police_20_par_20_défaut"><text:span text:style-name="T17"><text:tab/><text:tab/><text:tab/><text:tab/><text:tab/></text:span></text:span></text:p>
      <text:p text:style-name="P22"/>
      <text:p text:style-name="P23"><text:span text:style-name="Police_20_par_20_défaut"><text:span text:style-name="T19">Il vous est demandé un </text:span></text:span><text:span text:style-name="Police_20_par_20_défaut"><text:span text:style-name="T18">engagement </text:span></text:span><text:span text:style-name="Police_20_par_20_défaut"><text:span text:style-name="T7">ferme</text:span></text:span><text:span text:style-name="Police_20_par_20_défaut"><text:span text:style-name="T18"> de réservation pour chaque contrat.</text:span></text:span><text:span text:style-name="Police_20_par_20_défaut"><text:span text:style-name="T19">.</text:span></text:span></text:p>
      <text:p text:style-name="P27"/>
      <text:p text:style-name="P24"><text:span text:style-name="Police_20_par_20_défaut"><text:span text:style-name="T13">Défaut d’engagement</text:span></text:span><text:span text:style-name="Police_20_par_20_défaut"><text:span text:style-name="T14"> : le consommateur qui serait dans l’incapacité de venir prendre livraison des produits commandés doit s’organiser pour déléguer cette tâche à une autre personne amapienne ou non.</text:span></text:span></text:p>
      <text:p text:style-name="P20"/>
      <text:p text:style-name="P24"><text:span text:style-name="Police_20_par_20_défaut"><text:span text:style-name="T15"><text:s/></text:span></text:span><text:span text:style-name="Police_20_par_20_défaut"><text:span text:style-name="T14">En cas d'absence à la fin de la distribution, les produits redeviennent la propriété des producteurs qui peuvent en disposer à leur guise</text:span></text:span></text:p>
      <text:p text:style-name="P21"/>
      <text:p text:style-name="P2"><text:span text:style-name="Police_20_par_20_défaut"><text:span text:style-name="T20">Toutes les informations concernant l’association, ses producteurs partenaires et leurs contrats sont disponibles sur le site internet <text:s/>https://www.amap-goutte-eau.fr/ </text:span></text:span></text:p>
      <text:p text:style-name="P2"><text:soft-page-break/><text:span text:style-name="Police_20_par_20_défaut"><text:span text:style-name="T20"/></text:span></text:p>
      <text:p text:style-name="P6">TERMES DU CONTRAT LEGUME</text:p>
      <text:p text:style-name="P6">page à conserver par le consommateur</text:p>
      <text:p text:style-name="P40"><text:span text:style-name="Police_20_par_20_défaut"><text:span text:style-name="T16"><text:line-break/>Contractants :</text:span></text:span></text:p>
      <text:p text:style-name="P14">Paysan : <text:span text:style-name="T25">Camille Sourdin et Nicolas Oran</text:span><text:tab/><text:tab/><text:tab/>Consom’acteur</text:p>
      <text:p text:style-name="P14">Nom :<text:tab/><text:span text:style-name="T26">SAS Les légumes de Grasseval</text:span><text:tab/><text:tab/><text:tab/>Nom :</text:p>
      <text:p text:style-name="P14">Adresse : <text:tab/><text:span text:style-name="T26">24, rue du point du jour</text:span><text:tab/><text:tab/> <text:s text:c="10"/>Adresse :</text:p>
      <text:p text:style-name="P14">C<text:span text:style-name="T26">orné 49630 LOIRE-AUTHION</text:span><text:tab/><text:tab/></text:p>
      <text:p text:style-name="P14">Tél : <text:tab/><text:span text:style-name="T27">06 12 07 62 97 (Camille) </text:span><text:tab/><text:tab/><text:tab/> <text:s text:c="11"/>Tél. :</text:p>
      <text:p text:style-name="P40"><text:a xlink:type="simple" xlink:href="mailto:leslegumesdegrasseval@yahoo.com" text:style-name="Internet_20_link" text:visited-style-name="Visited_20_Internet_20_Link"><text:span text:style-name="Police_20_par_20_défaut"><text:span text:style-name="T16">leslegumesdegrasseval@yahoo.com</text:span></text:span></text:a><text:span text:style-name="Police_20_par_20_défaut"><text:span text:style-name="T16"> <text:tab/><text:tab/><text:tab/>Courriel :</text:span></text:span><text:span text:style-name="T4"><text:tab/><text:tab/><text:tab/></text:span></text:p>
      <text:p text:style-name="P13"/>
      <text:p text:style-name="P28">Termes du contrat</text:p>
      <text:p text:style-name="P28"/>
      <text:p text:style-name="P28">Il est proposé : des paniers de légumes de saison, variés et produits selon le cahier des charges de l'Agriculture Biologique, livrés de façon hebdomadaire pour un prix de 10 ou 15 € par panier. <text:s text:c="13"/></text:p>
      <text:p text:style-name="P28"><text:s text:c="5"/></text:p>
      <text:p text:style-name="P30">Le ou les chèques correspondant à la commande totale seront remis au tuteur au moment de l’engagement avec le présent contrat ; ils seront remplis à l’ordre du paysan « <text:span text:style-name="T26">SAS Les légumes de Grasseval »</text:span> , et encaissés en début de mois.</text:p>
      <text:p text:style-name="P28"/>
      <text:p text:style-name="P28">Livraison hebdomadaire sauf pendant les vacances du paysan qui seront précisées 15 jours à l’avance.</text:p>
      <text:p text:style-name="P28"/>
      <text:p text:style-name="P28">Le contractant pourra reporter ou anticiper la livraison de 2 paniers par semestre, il devra le préciser une semaine à l’avance.</text:p>
      <text:p text:style-name="P28"/>
      <text:p text:style-name="P28">Jour et lieu de distribution : Les paniers seront retirés chaque jeudi de 18 heures 30 à 19h30 au terrain de boule de Brain/Authion,</text:p>
      <text:p text:style-name="P28"/>
      <text:p text:style-name="P19"/>
      <text:p text:style-name="P19"/>
      <text:p text:style-name="P19"/>
      <text:p text:style-name="P19"/>
      <text:p text:style-name="P10"/>
      <text:p text:style-name="P10"/>
      <text:p text:style-name="P10">Contacts : <text:s text:c="6"/>Envoi des commandes au tuteur de l'activité « légumes »<text:tab/></text:p>
      <text:p text:style-name="P10"><text:tab/></text:p>
      <text:p text:style-name="P25"><text:span text:style-name="Police_20_par_20_défaut"><text:span text:style-name="T4">Christophe Poupelin <text:s/>8 rue cailleteau <text:s/>La Bohalle 49800 Loire-Authion <text:s/>Tél : 0</text:span></text:span><text:span text:style-name="Police_20_par_20_défaut"><text:span text:style-name="T5">6 82 61 67 12</text:span></text:span><text:span text:style-name="Police_20_par_20_défaut"><text:span text:style-name="T4"> </text:span></text:span><text:a xlink:type="simple" xlink:href="mailto:christophe.poupelin@orange.fr" text:style-name="Internet_20_link" text:visited-style-name="Visited_20_Internet_20_Link"><text:span text:style-name="Police_20_par_20_défaut"><text:span text:style-name="T4">christophe.poupelin@orange.fr</text:span></text:span></text:a></text:p>
      <text:p text:style-name="P25"><text:span text:style-name="Police_20_par_20_défaut"><text:span text:style-name="T4"/></text:span></text:p>
      <text:p text:style-name="P25"><text:span text:style-name="Police_20_par_20_défaut"><text:span text:style-name="T4"/></text:span></text:p>
      <text:p text:style-name="P10"/>
      <text:p text:style-name="P10"/>
      <text:p text:style-name="P10"><text:soft-page-break/></text:p>
      <text:p text:style-name="P7">CONTRAT <text:s/>LEGUME</text:p>
      <text:p text:style-name="P7">Page à imprimer en 2 exemplaire(s) et à remettre ou envoyer au tuteur</text:p>
      <text:p text:style-name="P7"/>
      <text:p text:style-name="P31">Cochez vos choix :</text:p>
      <text:p text:style-name="P34"><text:tab/> Contrat hiver Musquée <text:s text:c="2"/>O<text:tab/>novembre 202<text:span text:style-name="T35">5</text:span> à avril 202<text:span text:style-name="T35">6</text:span> : <text:s text:c="8"/>2<text:span text:style-name="T36">4</text:span> paniers soit 3<text:span text:style-name="T36">60</text:span> euros <text:s text:c="5"/></text:p>
      <text:p text:style-name="P34"/>
      <text:p text:style-name="P23"><text:span text:style-name="Police_20_par_20_défaut"><text:span text:style-name="T21"><text:tab/> Contrat hiver Patidou <text:s text:c="4"/>O<text:tab/>novembre 202</text:span></text:span><text:span text:style-name="Police_20_par_20_défaut"><text:span text:style-name="T23">5</text:span></text:span><text:span text:style-name="Police_20_par_20_défaut"><text:span text:style-name="T21"> à avril 202</text:span></text:span><text:span text:style-name="Police_20_par_20_défaut"><text:span text:style-name="T23">6</text:span></text:span><text:span text:style-name="Police_20_par_20_défaut"><text:span text:style-name="T21"> : <text:s text:c="8"/>2</text:span></text:span><text:span text:style-name="Police_20_par_20_défaut"><text:span text:style-name="T24">4</text:span></text:span><text:span text:style-name="Police_20_par_20_défaut"><text:span text:style-name="T21"> paniers soit 2</text:span></text:span><text:span text:style-name="Police_20_par_20_défaut"><text:span text:style-name="T24">4</text:span></text:span><text:span text:style-name="Police_20_par_20_défaut"><text:span text:style-name="T21">0 euros <text:s text:c="4"/></text:span></text:span></text:p>
      <text:p text:style-name="P34"/>
      <text:p text:style-name="P36"/>
      <text:p text:style-name="P37"/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38">Novembre 2<text:span text:style-name="T35">5</text:span></text:p>
          </table:table-cell>
          <table:table-cell table:style-name="Tableau1.A1" office:value-type="string">
            <text:p text:style-name="P38">Décembre 2<text:span text:style-name="T35">5</text:span></text:p>
          </table:table-cell>
          <table:table-cell table:style-name="Tableau1.A1" office:value-type="string">
            <text:p text:style-name="P38">Janvier 2<text:span text:style-name="T35">6</text:span></text:p>
          </table:table-cell>
          <table:table-cell table:style-name="Tableau1.A1" office:value-type="string">
            <text:p text:style-name="P38">Février 2<text:span text:style-name="T35">6</text:span></text:p>
          </table:table-cell>
          <table:table-cell table:style-name="Tableau1.A1" office:value-type="string">
            <text:p text:style-name="P38">Mars 2<text:span text:style-name="T35">6</text:span></text:p>
          </table:table-cell>
          <table:table-cell table:style-name="Tableau1.A1" office:value-type="string">
            <text:p text:style-name="P38">Avril 2<text:span text:style-name="T35">6</text:span></text:p>
          </table:table-cell>
          <table:table-cell table:style-name="Tableau1.G1" office:value-type="string">
            <text:p text:style-name="P38">Total</text:p>
          </table:table-cell>
        </table:table-row>
        <table:table-row>
          <table:table-cell table:style-name="Tableau1.A2" office:value-type="string">
            <text:p text:style-name="P38"><text:span text:style-name="T28">4</text:span> paniers</text:p>
            <text:p text:style-name="P38"/>
            <text:p text:style-name="P38"/>
          </table:table-cell>
          <table:table-cell table:style-name="Tableau1.A2" office:value-type="string">
            <text:p text:style-name="P38">3 paniers</text:p>
            <text:p text:style-name="P38">(pas le 2<text:span text:style-name="T35">5</text:span>)</text:p>
          </table:table-cell>
          <table:table-cell table:style-name="Tableau1.A2" office:value-type="string">
            <text:p text:style-name="P38">4 paniers</text:p>
            <text:p text:style-name="P39">(pas le <text:span text:style-name="T35">1</text:span>)</text:p>
            <text:p text:style-name="P38"/>
            <text:p text:style-name="P38"/>
          </table:table-cell>
          <table:table-cell table:style-name="Tableau1.A2" office:value-type="string">
            <text:p text:style-name="P38"><text:span text:style-name="T28">4</text:span> paniers</text:p>
            <text:p text:style-name="P38"/>
          </table:table-cell>
          <table:table-cell table:style-name="Tableau1.A2" office:value-type="string">
            <text:p text:style-name="P38">4 paniers</text:p>
          </table:table-cell>
          <table:table-cell table:style-name="Tableau1.A2" office:value-type="string">
            <text:p text:style-name="P38"><text:span text:style-name="T36">5</text:span> paniers</text:p>
          </table:table-cell>
          <table:table-cell table:style-name="Tableau1.G2" office:value-type="string">
            <text:p text:style-name="P38">2<text:span text:style-name="T36">4</text:span> paniers</text:p>
          </table:table-cell>
        </table:table-row>
      </table:table>
      <text:p text:style-name="P37"><text:s/><text:tab/><text:tab/><text:tab/></text:p>
      <text:p text:style-name="P7"/>
      <text:p text:style-name="P10"><text:tab/></text:p>
      <text:p text:style-name="P32">Paiement : entourer votre choix</text:p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35">Panier Musquée : 15 euros</text:p>
          </table:table-cell>
          <table:table-cell table:style-name="Tableau2.A1" office:value-type="string">
            <text:p text:style-name="P35">Panier Patidou : 10 euros</text:p>
          </table:table-cell>
        </table:table-row>
        <table:table-row>
          <table:table-cell table:style-name="Tableau2.A1" office:value-type="string">
            <text:p text:style-name="P35">1 chèque</text:p>
          </table:table-cell>
          <table:table-cell table:style-name="Tableau2.A1" office:value-type="string">
            <text:p text:style-name="P35">3<text:span text:style-name="T36">60</text:span> euros</text:p>
          </table:table-cell>
          <table:table-cell table:style-name="Tableau2.A1" office:value-type="string">
            <text:p text:style-name="P35"><text:s/>2<text:span text:style-name="T36">4</text:span>0 euros</text:p>
          </table:table-cell>
        </table:table-row>
        <table:table-row>
          <table:table-cell table:style-name="Tableau2.A1" office:value-type="string">
            <text:p text:style-name="P35">3 chèques</text:p>
          </table:table-cell>
          <table:table-cell table:style-name="Tableau2.A1" office:value-type="string">
            <text:p text:style-name="P35">1<text:span text:style-name="T36">20</text:span> euros chacun</text:p>
          </table:table-cell>
          <table:table-cell table:style-name="Tableau2.A1" office:value-type="string">
            <text:p text:style-name="P35"><text:span text:style-name="T36">3</text:span> de 80 euros </text:p>
          </table:table-cell>
        </table:table-row>
        <table:table-row>
          <table:table-cell table:style-name="Tableau2.A1" office:value-type="string">
            <text:p text:style-name="P35">6 chèques</text:p>
          </table:table-cell>
          <table:table-cell table:style-name="Tableau2.B4" office:value-type="string">
            <text:p text:style-name="P35"><text:span text:style-name="T36">6</text:span> de 60 euros </text:p>
          </table:table-cell>
          <table:table-cell table:style-name="Tableau2.A1" office:value-type="string">
            <text:p text:style-name="P35"><text:span text:style-name="T36">6</text:span> de 40 euros </text:p>
          </table:table-cell>
        </table:table-row>
      </table:table>
      <text:p text:style-name="P32"/>
      <text:p text:style-name="P33">(pour les demi-panier, un seul consommateur réglera la somme et s’arrangera avec son binôme)</text:p>
      <text:p text:style-name="P10"><text:s text:c="11"/></text:p>
      <text:p text:style-name="P2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9">Contractants :</text:p>
            <text:p text:style-name="P18"/>
            <text:p text:style-name="P11">Paysan :<text:span text:style-name="T30">Camille Sourdin et Nicolas Oran</text:span></text:p>
            <text:p text:style-name="P15">Nom : SAS Les légumes de Grasseval</text:p>
            <text:p text:style-name="P16">Adresse : 24 rue du point du jour Corné</text:p>
            <text:p text:style-name="P16">49630 Loire-Authion</text:p>
            <text:p text:style-name="P11">Tél : 06 <text:span text:style-name="T27">12 07 62 97 (Camille)</text:span></text:p>
            <text:p text:style-name="P11"><text:a xlink:type="simple" xlink:href="mailto:leslegumesdegrasseval@yahoo.com" text:style-name="Internet_20_link" text:visited-style-name="Visited_20_Internet_20_Link"><text:span text:style-name="Police_20_par_20_défaut">leslegumesdegrasseval@yahoo.com</text:span></text:a></text:p>
            <text:p text:style-name="P11"><text:span text:style-name="Police_20_par_20_défaut">Signature :</text:span></text:p>
          </table:table-cell>
          <table:table-cell table:style-name="Tableau4.A1" office:value-type="string">
            <text:p text:style-name="P12"/>
            <text:p text:style-name="P12">Consommateur :</text:p>
            <text:p text:style-name="P12"/>
            <text:p text:style-name="P12"><text:span text:style-name="T32">« Je soussigné(e),______________________</text:span><text:span text:style-name="T33">_</text:span><text:span text:style-name="T32">_ déclare accepter, les termes des généralités </text:span><text:span text:style-name="T33">exposées en page 1 et ceux du contrat en pages 2 et 3 ; et être à jour de ma cotisation 202</text:span><text:span text:style-name="T34">5</text:span></text:p>
            <text:p text:style-name="P17"><text:span text:style-name="T33">S</text:span><text:span text:style-name="T31">ignature :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family-asian="'Arial Unicode MS'" style:font-family-generic-asian="system" style:font-pitch-asian="variable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égende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left="1.249cm" fo:hyphenation-ladder-count="no-limit" fo:text-indent="1.249cm" style:auto-text-indent="false">
        <style:tab-stops/>
      </style:paragraph-properties>
      <style:text-properties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Contenu_20_du_20_cadre" style:display-name="Contenu du cadr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1" style:display-name="Police par défaut1" style:family="text"/>
    <style:style style:name="Absatz-Standardschriftart" style:family="text"/>
    <style:style style:name="WW-Police_20_par_20_défaut" style:display-name="WW-Police par défaut" style:family="text"/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Police_20_par_20_défaut1"/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right="0.635cm" fo:text-align="center" style:justify-single-word="false"/>
    </style:style>
    <style:style style:name="MP2" style:family="paragraph" style:parent-style-name="Standard">
      <style:paragraph-properties fo:margin-right="0.635cm" fo:text-align="center" style:justify-single-word="false"/>
      <style:text-properties style:font-name="font173" fo:font-size="14pt" style:font-name-asian="font173" style:font-size-asian="14pt" style:font-name-complex="font173" style:font-size-complex="14pt"/>
    </style:style>
    <style:style style:name="MP3" style:family="paragraph" style:parent-style-name="Footer">
      <style:paragraph-properties fo:margin-right="0.635cm"/>
      <style:text-properties style:language-asian="fr" style:country-asian="FR" style:language-complex="ar" style:country-complex="SA"/>
    </style:style>
    <style:style style:name="MT1" style:family="text">
      <style:text-properties style:font-name="font173" fo:font-size="14pt" style:font-name-asian="font173" style:font-size-asian="14pt" style:font-name-complex="font173" style:font-size-complex="14pt"/>
    </style:style>
    <style:style style:name="MT2" style:family="text">
      <style:text-properties style:font-name="font173" fo:font-size="14pt" officeooo:rsid="001915b8" style:font-name-asian="font173" style:font-size-asian="14pt" style:font-name-complex="font173" style:font-size-complex="14pt"/>
    </style:style>
    <style:style style:name="MT3" style:family="text">
      <style:text-properties style:font-name="font173" fo:font-size="14pt" officeooo:rsid="0012651b" style:font-name-asian="font173" style:font-size-asian="14pt" style:font-name-complex="font173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635cm" fo:margin-left="0cm" fo:margin-right="0cm" fo:margin-bottom="0cm" style:dynamic-spacing="true"/>
      </style:header-style>
      <style:footer-style>
        <style:header-footer-properties fo:min-height="0.9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1" text:anchor-type="paragraph" svg:x="15.804cm" svg:y="-1.667cm" svg:width="2.15cm" style:rel-width="scale" svg:height="2.963cm" style:rel-height="scale" draw:z-index="2"><draw:image xlink:href="Pictures/1000000000000746000008A790097C82241C4687.jpg" xlink:type="simple" xlink:show="embed" xlink:actuate="onLoad" draw:mime-type="image/jpeg"/></draw:frame><text:span text:style-name="Police_20_par_20_défaut"><text:span text:style-name="MT1">AMAP DE LA GOUTTE D’EAU</text:span></text:span></text:p>
        <text:p text:style-name="MP2">Contrat panier légumes hiver</text:p>
        <text:p text:style-name="MP1"><text:span text:style-name="Police_20_par_20_défaut"><text:span text:style-name="MT1"><text:s/>202</text:span></text:span><text:span text:style-name="Police_20_par_20_défaut"><text:span text:style-name="MT2">5</text:span></text:span><text:span text:style-name="Police_20_par_20_défaut"><text:span text:style-name="MT1">/202</text:span></text:span><text:span text:style-name="Police_20_par_20_défaut"><text:span text:style-name="MT2">6</text:span></text:span></text:p>
        <text:p text:style-name="MP1"><text:span text:style-name="Police_20_par_20_défaut"><text:span text:style-name="MT3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initial-creator>Pyc</meta:initial-creator>
    <meta:creation-date>2015-04-10T05:21:00Z</meta:creation-date>
    <dc:date>2025-10-11T09:30:48.118000000</dc:date>
    <meta:print-date>1900-12-31T22:00:00Z</meta:print-date>
    <meta:editing-cycles>51</meta:editing-cycles>
    <meta:editing-duration>PT4H11M27S</meta:editing-duration>
    <meta:document-statistic meta:table-count="3" meta:image-count="1" meta:object-count="0" meta:page-count="3" meta:paragraph-count="88" meta:word-count="789" meta:character-count="4850" meta:non-whitespace-character-count="40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